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39e9" officeooo:paragraph-rsid="001939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roen@jeroen-Lenovo-Z580:~/Documents/NLP_VQA_project$ python3 project_3.py</text:p>
      <text:p text:style-name="P1">5056 5176 2048</text:p>
      <text:p text:style-name="P1">CBOW (</text:p>
      <text:p text:style-name="P1"><text:s text:c="2"/>(embedding): Linear (5056 -&gt; 164)</text:p>
      <text:p text:style-name="P1"><text:s text:c="2"/>(embedding_output): Linear (164 -&gt; 5176)</text:p>
      <text:p text:style-name="P1"><text:s text:c="2"/>(img_output): Linear (2048 -&gt; 5176)</text:p>
      <text:p text:style-name="P1">)</text:p>
      <text:p text:style-name="P1">initial loss</text:p>
      <text:p text:style-name="P1">iter 0: validation loss/sent 8.550322, accuracy=0.066837</text:p>
      <text:p text:style-name="P1">learning rate words: 0.001000, learning rate output: 0.000100,</text:p>
      <text:p text:style-name="P1"><text:s/>batch size: 32</text:p>
      <text:p text:style-name="P1">0</text:p>
      <text:p text:style-name="P1">iter 0: train loss/sent 3.399929, time=488.06s</text:p>
      <text:p text:style-name="P1">iter 0: validation loss/sent 3.423758, accuracy=30.555865</text:p>
      <text:p text:style-name="P1">Unique correct answers 97</text:p>
      <text:p text:style-name="P1">Unique predict answers 174</text:p>
      <text:p text:style-name="P1">1</text:p>
      <text:p text:style-name="P1">iter 1: train loss/sent 2.376512, time=506.19s</text:p>
      <text:p text:style-name="P1">iter 1: validation loss/sent 3.256060, accuracy=33.006572</text:p>
      <text:p text:style-name="P1">Unique correct answers 172</text:p>
      <text:p text:style-name="P1">Unique predict answers 359</text:p>
      <text:p text:style-name="P1">2</text:p>
      <text:p text:style-name="P1">iter 2: train loss/sent 1.806002, time=528.08s</text:p>
      <text:p text:style-name="P1">iter 2: validation loss/sent 3.250687, accuracy=33.908878</text:p>
      <text:p text:style-name="P1">Unique correct answers 216</text:p>
      <text:p text:style-name="P1">Unique predict answers 479</text:p>
      <text:p text:style-name="P1">3</text:p>
      <text:p text:style-name="P1">iter 3: train loss/sent 1.435476, time=547.61s</text:p>
      <text:p text:style-name="P1">iter 3: validation loss/sent 3.309955, accuracy=33.518993</text:p>
      <text:p text:style-name="P1">Unique correct answers 234</text:p>
      <text:p text:style-name="P1">Unique predict answers 550</text:p>
      <text:p text:style-name="P1">4</text:p>
      <text:p text:style-name="P1">iter 4: train loss/sent 1.216023, time=540.65s</text:p>
      <text:p text:style-name="P1">iter 4: validation loss/sent 3.392854, accuracy=34.655230</text:p>
      <text:p text:style-name="P1">Unique correct answers 243</text:p>
      <text:p text:style-name="P1">Unique predict answers 610</text:p>
      <text:p text:style-name="P1">5</text:p>
      <text:p text:style-name="P1">iter 5: train loss/sent 1.069755, time=542.01s</text:p>
      <text:p text:style-name="P1">iter 5: validation loss/sent 3.469959, accuracy=34.332182</text:p>
      <text:p text:style-name="P1">Unique correct answers 240</text:p>
      <text:p text:style-name="P1">Unique predict answers 604</text:p>
      <text:p text:style-name="P1">6</text:p>
      <text:p text:style-name="P1">iter 6: train loss/sent 0.958312, time=537.94s</text:p>
      <text:p text:style-name="P1">iter 6: validation loss/sent 3.557448, accuracy=34.666370</text:p>
      <text:p text:style-name="P1">Unique correct answers 249</text:p>
      <text:p text:style-name="P1">Unique predict answers 629</text:p>
      <text:p text:style-name="P1">7</text:p>
      <text:p text:style-name="P1">iter 7: train loss/sent 0.879980, time=522.11s</text:p>
      <text:p text:style-name="P1">iter 7: validation loss/sent 3.654424, accuracy=34.198507</text:p>
      <text:p text:style-name="P1">Unique correct answers 255</text:p>
      <text:p text:style-name="P1">Unique predict answers 632</text:p>
      <text:p text:style-name="P1">8</text:p>
      <text:p text:style-name="P1"><text:soft-page-break/>iter 8: train loss/sent 0.840300, time=511.37s</text:p>
      <text:p text:style-name="P1">iter 8: validation loss/sent 3.751993, accuracy=34.722068</text:p>
      <text:p text:style-name="P1">Unique correct answers 254</text:p>
      <text:p text:style-name="P1">Unique predict answers 619</text:p>
      <text:p text:style-name="P1">9</text:p>
      <text:p text:style-name="P1">iter 9: train loss/sent 0.800943, time=533.10s</text:p>
      <text:p text:style-name="P1">iter 9: validation loss/sent 3.844225, accuracy=34.009134</text:p>
      <text:p text:style-name="P1">Unique correct answers 261</text:p>
      <text:p text:style-name="P1">Unique predict answers 629</text:p>
      <text:p text:style-name="P1">10</text:p>
      <text:p text:style-name="P1">iter 10: train loss/sent 0.767358, time=548.82s</text:p>
      <text:p text:style-name="P1">iter 10: validation loss/sent 3.926715, accuracy=34.343322</text:p>
      <text:p text:style-name="P1">Unique correct answers 252</text:p>
      <text:p text:style-name="P1">Unique predict answers 632</text:p>
      <text:p text:style-name="P1">11</text:p>
      <text:p text:style-name="P1">iter 11: train loss/sent 0.750644, time=562.42s</text:p>
      <text:p text:style-name="P1">iter 11: validation loss/sent 4.002880, accuracy=34.276484</text:p>
      <text:p text:style-name="P1">Unique correct answers 255</text:p>
      <text:p text:style-name="P1">Unique predict answers 634</text:p>
      <text:p text:style-name="P1">12</text:p>
      <text:p text:style-name="P1">iter 12: train loss/sent 0.725070, time=595.59s</text:p>
      <text:p text:style-name="P1">iter 12: validation loss/sent 4.091637, accuracy=34.131670</text:p>
      <text:p text:style-name="P1">Unique correct answers 248</text:p>
      <text:p text:style-name="P1">Unique predict answers 635</text:p>
      <text:p text:style-name="P1">13</text:p>
      <text:p text:style-name="P1">iter 13: train loss/sent 0.712158, time=908.94s</text:p>
      <text:p text:style-name="P1">iter 13: validation loss/sent 4.152910, accuracy=34.254205</text:p>
      <text:p text:style-name="P1">Unique correct answers 255</text:p>
      <text:p text:style-name="P1">Unique predict answers 656</text:p>
      <text:p text:style-name="P1">14</text:p>
      <text:p text:style-name="P1">iter 14: train loss/sent 0.697974, time=926.64s</text:p>
      <text:p text:style-name="P1">iter 14: validation loss/sent 4.223290, accuracy=34.220786</text:p>
      <text:p text:style-name="P1">Unique correct answers 249</text:p>
      <text:p text:style-name="P1">Unique predict answers 628</text:p>
      <text:p text:style-name="P1">15</text:p>
      <text:p text:style-name="P1">iter 15: train loss/sent 0.691304, time=934.64s</text:p>
      <text:p text:style-name="P1">iter 15: validation loss/sent 4.255530, accuracy=34.566113</text:p>
      <text:p text:style-name="P1">Unique correct answers 255</text:p>
      <text:p text:style-name="P1">Unique predict answers 629</text:p>
      <text:p text:style-name="P1">16</text:p>
      <text:p text:style-name="P1">iter 16: train loss/sent 0.677753, time=896.35s</text:p>
      <text:p text:style-name="P1">iter 16: validation loss/sent 4.322130, accuracy=33.908878</text:p>
      <text:p text:style-name="P1">Unique correct answers 255</text:p>
      <text:p text:style-name="P1">Unique predict answers 644</text:p>
      <text:p text:style-name="P1">17</text:p>
      <text:p text:style-name="P1">iter 17: train loss/sent 0.665332, time=942.53s</text:p>
      <text:p text:style-name="P1">iter 17: validation loss/sent 4.347841, accuracy=34.287624</text:p>
      <text:p text:style-name="P1">Unique correct answers 251</text:p>
      <text:p text:style-name="P1">Unique predict answers 643</text:p>
      <text:p text:style-name="P1">18</text:p>
      <text:p text:style-name="P1">iter 18: train loss/sent 0.657966, time=913.03s</text:p>
      <text:p text:style-name="P1">iter 18: validation loss/sent 4.426727, accuracy=34.811184</text:p>
      <text:p text:style-name="P1"><text:soft-page-break/>Unique correct answers 267</text:p>
      <text:p text:style-name="P1">Unique predict answers 637</text:p>
      <text:p text:style-name="P1">19</text:p>
      <text:p text:style-name="P1">iter 19: train loss/sent 0.651612, time=899.76s</text:p>
      <text:p text:style-name="P1">iter 19: validation loss/sent 4.475323, accuracy=34.098251</text:p>
      <text:p text:style-name="P1">Unique correct answers 254</text:p>
      <text:p text:style-name="P1">Unique predict answers 617</text:p>
      <text:p text:style-name="P1">Traceback (most recent call last):</text:p>
      <text:p text:style-name="P1"><text:s text:c="2"/>File "project_3.py", line 319, in &lt;module&gt;</text:p>
      <text:p text:style-name="P1"><text:s text:c="4"/>f.savefig(path + '.png', <text:s/>bbox_inches='tight')</text:p>
      <text:p text:style-name="P1"><text:s text:c="2"/>File "/home/jeroen/anaconda3/lib/python3.6/site-packages/matplotlib/figure.py", line 1814, in savefig</text:p>
      <text:p text:style-name="P1"><text:s text:c="4"/>self.canvas.print_figure(fname, **kwargs)</text:p>
      <text:p text:style-name="P1"><text:s text:c="2"/>File "/home/jeroen/anaconda3/lib/python3.6/site-packages/matplotlib/backends/backend_qt5agg.py", line 172, in print_figure</text:p>
      <text:p text:style-name="P1"><text:s text:c="4"/>super(FigureCanvasQTAggBase, self).print_figure(*args, **kwargs)</text:p>
      <text:p text:style-name="P1"><text:s text:c="2"/>File "/home/jeroen/anaconda3/lib/python3.6/site-packages/matplotlib/backend_bases.py", line 2259, in print_figure</text:p>
      <text:p text:style-name="P1"><text:s text:c="4"/>**kwargs)</text:p>
      <text:p text:style-name="P1"><text:s text:c="2"/>File "/home/jeroen/anaconda3/lib/python3.6/site-packages/matplotlib/backends/backend_agg.py", line 512, in print_png</text:p>
      <text:p text:style-name="P1"><text:s text:c="4"/>filename_or_obj = open(filename_or_obj, 'wb')</text:p>
      <text:p text:style-name="P1">FileNotFoundError: [Errno 2] No such file or directory: './hyper_parameter_tuning/LR_words_0.00100000-LR_out_0.00010000-LL3.25068650-batch_32.png'</text:p>
      <text:p text:style-name="P1">jeroen@jeroen-Lenovo-Z580:~/Documents/NLP_VQA_project$ 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07:54:53.723381633</meta:creation-date>
    <dc:date>2017-12-14T08:31:28.540963011</dc:date>
    <meta:editing-duration>PT26M24S</meta:editing-duration>
    <meta:editing-cycles>1</meta:editing-cycles>
    <meta:document-statistic meta:table-count="0" meta:image-count="0" meta:object-count="0" meta:page-count="3" meta:paragraph-count="124" meta:word-count="522" meta:character-count="4469" meta:non-whitespace-character-count="4031"/>
    <meta:generator>LibreOffice/5.1.6.2$Linux_X86_64 LibreOffice_project/10m0$Build-2</meta:generator>
  </office:meta>
</office:document-meta>
</file>